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19"/>
    <style:style style:name="ce5" style:family="table-cell" style:parent-style-name="Hyperlink" style:data-style-name="N0">
      <style:text-properties fo:color="#0563C1" style:text-underline-style="solid" style:text-underline-type="single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48166666666667cm" style:use-optimal-column-width="true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2.11666666666667cm" style:use-optimal-column-width="true"/>
    </style:style>
    <style:style style:name="co6" style:family="table-column">
      <style:table-column-properties fo:break-before="auto" style:column-width="1.00541666666667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u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8" table:number-columns-repeated="2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id_user</text:p>
          </table:table-cell>
          <table:table-cell office:value-type="string" table:style-name="ce2">
            <text:p>id_agent</text:p>
          </table:table-cell>
          <table:table-cell office:value-type="string" table:style-name="ce2">
            <text:p>nama_lengkap</text:p>
          </table:table-cell>
          <table:table-cell office:value-type="string" table:style-name="ce2">
            <text:p>tempat_lahir</text:p>
          </table:table-cell>
          <table:table-cell office:value-type="string" table:style-name="ce2">
            <text:p>tanggal_lahir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epon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alamat</text:p>
          </table:table-cell>
          <table:table-cell office:value-type="string" table:style-name="ce2">
            <text:p>level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password</text:p>
          </table:table-cell>
          <table:table-cell office:value-type="string" table:style-name="ce2">
            <text:p>tanggal_posting</text:p>
          </table:table-cell>
          <table:table-cell office:value-type="string" table:style-name="ce2">
            <text:p>status_transaksi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3">
            <text:p>Sulistiyono</text:p>
          </table:table-cell>
          <table:table-cell office:value-type="string" table:style-name="ce1">
            <text:p>cimahi</text:p>
          </table:table-cell>
          <table:table-cell office:value-type="date" office:date-value="2013-07-23T00:00:00" table:style-name="ce4">
            <text:p>7/23/2013</text:p>
          </table:table-cell>
          <table:table-cell office:value-type="string" table:style-name="ce5">
            <text:p><text:a xlink:href="mailto:ancol@ancol.com">ancol@ancol.com</text:a>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Resepsionis</text:p>
          </table:table-cell>
          <table:table-cell office:value-type="string" table:style-name="ce3">
            <text:p>Sulistiyono</text:p>
          </table:table-cell>
          <table:table-cell office:value-type="string" table:style-name="ce3">
            <text:p>Sulistiyono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Annisa Naamin</text:p>
          </table:table-cell>
          <table:table-cell office:value-type="string" table:style-name="ce1">
            <text:p>cimahi</text:p>
          </table:table-cell>
          <table:table-cell office:value-type="date" office:date-value="2013-07-24T00:00:00" table:style-name="ce4">
            <text:p>7/24/2013</text:p>
          </table:table-cell>
          <table:table-cell office:value-type="string" table:style-name="ce5">
            <text:p><text:a xlink:href="mailto:ancol@ancol.com">ancol@ancol.com</text:a>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Resepsionis</text:p>
          </table:table-cell>
          <table:table-cell office:value-type="string" table:style-name="ce1">
            <text:p>Annisa Naamin</text:p>
          </table:table-cell>
          <table:table-cell office:value-type="string" table:style-name="ce1">
            <text:p>Annisa Naamin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3">
            <text:p>Hermila Dwi Nastiti</text:p>
          </table:table-cell>
          <table:table-cell office:value-type="string" table:style-name="ce1">
            <text:p>cimahi</text:p>
          </table:table-cell>
          <table:table-cell office:value-type="date" office:date-value="2013-07-25T00:00:00" table:style-name="ce4">
            <text:p>7/25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Resepsionis</text:p>
          </table:table-cell>
          <table:table-cell office:value-type="string" table:style-name="ce3">
            <text:p>Hermila Dwi Nastiti</text:p>
          </table:table-cell>
          <table:table-cell office:value-type="string" table:style-name="ce3">
            <text:p>Hermila Dwi Nastit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3">
            <text:p>Pangestu</text:p>
          </table:table-cell>
          <table:table-cell office:value-type="string" table:style-name="ce1">
            <text:p>cimahi</text:p>
          </table:table-cell>
          <table:table-cell office:value-type="date" office:date-value="2013-07-26T00:00:00" table:style-name="ce4">
            <text:p>7/26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Resepsionis</text:p>
          </table:table-cell>
          <table:table-cell office:value-type="string" table:style-name="ce3">
            <text:p>Pangestu</text:p>
          </table:table-cell>
          <table:table-cell office:value-type="string" table:style-name="ce3">
            <text:p>Pangestu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yah Kusumawardhani</text:p>
          </table:table-cell>
          <table:table-cell office:value-type="string" table:style-name="ce1">
            <text:p>cimahi</text:p>
          </table:table-cell>
          <table:table-cell office:value-type="date" office:date-value="2013-07-27T00:00:00" table:style-name="ce4">
            <text:p>7/27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Dyah Kusumawardhani</text:p>
          </table:table-cell>
          <table:table-cell office:value-type="string" table:style-name="ce1">
            <text:p>Dyah Kusumawardhan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3">
            <text:p>Ade Indah R</text:p>
          </table:table-cell>
          <table:table-cell office:value-type="string" table:style-name="ce1">
            <text:p>cimahi</text:p>
          </table:table-cell>
          <table:table-cell office:value-type="date" office:date-value="2013-07-28T00:00:00" table:style-name="ce4">
            <text:p>7/28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3">
            <text:p>Ade Indah R</text:p>
          </table:table-cell>
          <table:table-cell office:value-type="string" table:style-name="ce3">
            <text:p>Ade Indah R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ysah Putri</text:p>
          </table:table-cell>
          <table:table-cell office:value-type="string" table:style-name="ce1">
            <text:p>cimahi</text:p>
          </table:table-cell>
          <table:table-cell office:value-type="date" office:date-value="2013-07-29T00:00:00" table:style-name="ce4">
            <text:p>7/29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Maysah Putri</text:p>
          </table:table-cell>
          <table:table-cell office:value-type="string" table:style-name="ce1">
            <text:p>Maysah Putr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yiffa Suhati</text:p>
          </table:table-cell>
          <table:table-cell office:value-type="string" table:style-name="ce1">
            <text:p>cimahi</text:p>
          </table:table-cell>
          <table:table-cell office:value-type="date" office:date-value="2013-07-30T00:00:00" table:style-name="ce4">
            <text:p>7/30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Syiffa Suhati</text:p>
          </table:table-cell>
          <table:table-cell office:value-type="string" table:style-name="ce1">
            <text:p>Syiffa Suhat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7">
            <text:p>Frizky Sarra</text:p>
          </table:table-cell>
          <table:table-cell office:value-type="string" table:style-name="ce1">
            <text:p>cimahi</text:p>
          </table:table-cell>
          <table:table-cell office:value-type="date" office:date-value="2013-07-31T00:00:00" table:style-name="ce4">
            <text:p>7/31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7">
            <text:p>Frizky Sarra</text:p>
          </table:table-cell>
          <table:table-cell office:value-type="string" table:style-name="ce7">
            <text:p>Frizky Sarra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7">
            <text:p>Listiha</text:p>
          </table:table-cell>
          <table:table-cell office:value-type="string" table:style-name="ce1">
            <text:p>cimahi</text:p>
          </table:table-cell>
          <table:table-cell office:value-type="date" office:date-value="2013-08-01T00:00:00" table:style-name="ce4">
            <text:p>8/1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7">
            <text:p>Listiha</text:p>
          </table:table-cell>
          <table:table-cell office:value-type="string" table:style-name="ce7">
            <text:p>Listiha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iajeng Luki</text:p>
          </table:table-cell>
          <table:table-cell office:value-type="string" table:style-name="ce1">
            <text:p>cimahi</text:p>
          </table:table-cell>
          <table:table-cell office:value-type="date" office:date-value="2013-08-02T00:00:00" table:style-name="ce4">
            <text:p>8/2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Diajeng Luki</text:p>
          </table:table-cell>
          <table:table-cell office:value-type="string" table:style-name="ce1">
            <text:p>Diajeng Luk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eneng Suryani</text:p>
          </table:table-cell>
          <table:table-cell office:value-type="string" table:style-name="ce1">
            <text:p>cimahi</text:p>
          </table:table-cell>
          <table:table-cell office:value-type="date" office:date-value="2013-08-03T00:00:00" table:style-name="ce4">
            <text:p>8/3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Neneng Suryani</text:p>
          </table:table-cell>
          <table:table-cell office:value-type="string" table:style-name="ce1">
            <text:p>Neneng Suryan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aroline Tari N</text:p>
          </table:table-cell>
          <table:table-cell office:value-type="string" table:style-name="ce1">
            <text:p>cimahi</text:p>
          </table:table-cell>
          <table:table-cell office:value-type="date" office:date-value="2013-08-04T00:00:00" table:style-name="ce4">
            <text:p>8/4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Caroline Tari N</text:p>
          </table:table-cell>
          <table:table-cell office:value-type="string" table:style-name="ce1">
            <text:p>Caroline Tari N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eptitami</text:p>
          </table:table-cell>
          <table:table-cell office:value-type="string" table:style-name="ce1">
            <text:p>cimahi</text:p>
          </table:table-cell>
          <table:table-cell office:value-type="date" office:date-value="2013-08-05T00:00:00" table:style-name="ce4">
            <text:p>8/5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Septitami</text:p>
          </table:table-cell>
          <table:table-cell office:value-type="string" table:style-name="ce1">
            <text:p>Septitam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unik Wahyuni</text:p>
          </table:table-cell>
          <table:table-cell office:value-type="string" table:style-name="ce1">
            <text:p>cimahi</text:p>
          </table:table-cell>
          <table:table-cell office:value-type="date" office:date-value="2013-08-06T00:00:00" table:style-name="ce4">
            <text:p>8/6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Kasir</text:p>
          </table:table-cell>
          <table:table-cell office:value-type="string" table:style-name="ce1">
            <text:p>Nunik Wahyuni</text:p>
          </table:table-cell>
          <table:table-cell office:value-type="string" table:style-name="ce1">
            <text:p>Nunik Wahyun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. Thamrin</text:p>
          </table:table-cell>
          <table:table-cell office:value-type="string" table:style-name="ce1">
            <text:p>cimahi</text:p>
          </table:table-cell>
          <table:table-cell office:value-type="date" office:date-value="2013-08-07T00:00:00" table:style-name="ce4">
            <text:p>8/7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Kasir</text:p>
          </table:table-cell>
          <table:table-cell office:value-type="string" table:style-name="ce1">
            <text:p>M. Thamrin</text:p>
          </table:table-cell>
          <table:table-cell office:value-type="string" table:style-name="ce1">
            <text:p>M. Thamrin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Budi Santoso</text:p>
          </table:table-cell>
          <table:table-cell office:value-type="string" table:style-name="ce1">
            <text:p>cimahi</text:p>
          </table:table-cell>
          <table:table-cell office:value-type="date" office:date-value="2013-08-08T00:00:00" table:style-name="ce4">
            <text:p>8/8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Kasir</text:p>
          </table:table-cell>
          <table:table-cell office:value-type="string" table:style-name="ce1">
            <text:p>Budi Santoso</text:p>
          </table:table-cell>
          <table:table-cell office:value-type="string" table:style-name="ce1">
            <text:p>Budi Santoso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Nuzul Ramadhani</text:p>
          </table:table-cell>
          <table:table-cell office:value-type="string" table:style-name="ce1">
            <text:p>cimahi</text:p>
          </table:table-cell>
          <table:table-cell office:value-type="date" office:date-value="2013-08-09T00:00:00" table:style-name="ce4">
            <text:p>8/9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Kasir</text:p>
          </table:table-cell>
          <table:table-cell office:value-type="string" table:style-name="ce1">
            <text:p>Nuzul Ramadhani</text:p>
          </table:table-cell>
          <table:table-cell office:value-type="string" table:style-name="ce1">
            <text:p>Nuzul Ramadhan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oleha</text:p>
          </table:table-cell>
          <table:table-cell office:value-type="string" table:style-name="ce1">
            <text:p>cimahi</text:p>
          </table:table-cell>
          <table:table-cell office:value-type="date" office:date-value="2013-08-10T00:00:00" table:style-name="ce4">
            <text:p>8/10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Kasir</text:p>
          </table:table-cell>
          <table:table-cell office:value-type="string" table:style-name="ce1">
            <text:p>Soleha</text:p>
          </table:table-cell>
          <table:table-cell office:value-type="string" table:style-name="ce1">
            <text:p>Soleha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Eki</text:p>
          </table:table-cell>
          <table:table-cell office:value-type="string" table:style-name="ce1">
            <text:p>cimahi</text:p>
          </table:table-cell>
          <table:table-cell office:value-type="date" office:date-value="2013-08-11T00:00:00" table:style-name="ce4">
            <text:p>8/11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Kasir</text:p>
          </table:table-cell>
          <table:table-cell office:value-type="string" table:style-name="ce1">
            <text:p>Eki</text:p>
          </table:table-cell>
          <table:table-cell office:value-type="string" table:style-name="ce1">
            <text:p>Ek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Kurtubi</text:p>
          </table:table-cell>
          <table:table-cell office:value-type="string" table:style-name="ce1">
            <text:p>cimahi</text:p>
          </table:table-cell>
          <table:table-cell office:value-type="date" office:date-value="2013-08-12T00:00:00" table:style-name="ce4">
            <text:p>8/12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Kasir</text:p>
          </table:table-cell>
          <table:table-cell office:value-type="string" table:style-name="ce1">
            <text:p>Kurtubi</text:p>
          </table:table-cell>
          <table:table-cell office:value-type="string" table:style-name="ce1">
            <text:p>Kurtub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Yunita</text:p>
          </table:table-cell>
          <table:table-cell office:value-type="string" table:style-name="ce1">
            <text:p>cimahi</text:p>
          </table:table-cell>
          <table:table-cell office:value-type="date" office:date-value="2013-08-13T00:00:00" table:style-name="ce4">
            <text:p>8/13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Kasir</text:p>
          </table:table-cell>
          <table:table-cell office:value-type="string" table:style-name="ce1">
            <text:p>Yunita</text:p>
          </table:table-cell>
          <table:table-cell office:value-type="string" table:style-name="ce1">
            <text:p>Yunita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Dimas Ady P</text:p>
          </table:table-cell>
          <table:table-cell office:value-type="string" table:style-name="ce1">
            <text:p>cimahi</text:p>
          </table:table-cell>
          <table:table-cell office:value-type="date" office:date-value="2013-08-14T00:00:00" table:style-name="ce4">
            <text:p>8/14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Dimas Ady P</text:p>
          </table:table-cell>
          <table:table-cell office:value-type="string" table:style-name="ce1">
            <text:p>Dimas Ady P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Abdul Hakim</text:p>
          </table:table-cell>
          <table:table-cell office:value-type="string" table:style-name="ce1">
            <text:p>cimahi</text:p>
          </table:table-cell>
          <table:table-cell office:value-type="date" office:date-value="2013-08-15T00:00:00" table:style-name="ce4">
            <text:p>8/15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Abdul Hakim</text:p>
          </table:table-cell>
          <table:table-cell office:value-type="string" table:style-name="ce1">
            <text:p>Abdul Hakim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Annisa Adlina</text:p>
          </table:table-cell>
          <table:table-cell office:value-type="string" table:style-name="ce1">
            <text:p>cimahi</text:p>
          </table:table-cell>
          <table:table-cell office:value-type="date" office:date-value="2013-08-16T00:00:00" table:style-name="ce4">
            <text:p>8/16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Annisa Adlina</text:p>
          </table:table-cell>
          <table:table-cell office:value-type="string" table:style-name="ce1">
            <text:p>Annisa Adlina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7">
            <text:p>Propita</text:p>
          </table:table-cell>
          <table:table-cell office:value-type="string" table:style-name="ce1">
            <text:p>cimahi</text:p>
          </table:table-cell>
          <table:table-cell office:value-type="date" office:date-value="2013-08-17T00:00:00" table:style-name="ce4">
            <text:p>8/17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7">
            <text:p>Propita</text:p>
          </table:table-cell>
          <table:table-cell office:value-type="string" table:style-name="ce7">
            <text:p>Propita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uthia Maulani</text:p>
          </table:table-cell>
          <table:table-cell office:value-type="string" table:style-name="ce1">
            <text:p>cimahi</text:p>
          </table:table-cell>
          <table:table-cell office:value-type="date" office:date-value="2013-08-18T00:00:00" table:style-name="ce4">
            <text:p>8/18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Muthia Maulani</text:p>
          </table:table-cell>
          <table:table-cell office:value-type="string" table:style-name="ce1">
            <text:p>Muthia Maulan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Farida Aryani</text:p>
          </table:table-cell>
          <table:table-cell office:value-type="string" table:style-name="ce1">
            <text:p>cimahi</text:p>
          </table:table-cell>
          <table:table-cell office:value-type="date" office:date-value="2013-08-19T00:00:00" table:style-name="ce4">
            <text:p>8/19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arida Aryani</text:p>
          </table:table-cell>
          <table:table-cell office:value-type="string" table:style-name="ce1">
            <text:p>Farida Aryan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Rahma Palupi</text:p>
          </table:table-cell>
          <table:table-cell office:value-type="string" table:style-name="ce1">
            <text:p>cimahi</text:p>
          </table:table-cell>
          <table:table-cell office:value-type="date" office:date-value="2013-08-20T00:00:00" table:style-name="ce4">
            <text:p>8/20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Rahma Palupi</text:p>
          </table:table-cell>
          <table:table-cell office:value-type="string" table:style-name="ce1">
            <text:p>Rahma Palup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7">
            <text:p>Fadli</text:p>
          </table:table-cell>
          <table:table-cell office:value-type="string" table:style-name="ce1">
            <text:p>cimahi</text:p>
          </table:table-cell>
          <table:table-cell office:value-type="date" office:date-value="2013-08-21T00:00:00" table:style-name="ce4">
            <text:p>8/21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7">
            <text:p>Fadli</text:p>
          </table:table-cell>
          <table:table-cell office:value-type="string" table:style-name="ce7">
            <text:p>Fadli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7">
            <text:p>Nariyo</text:p>
          </table:table-cell>
          <table:table-cell office:value-type="string" table:style-name="ce1">
            <text:p>cimahi</text:p>
          </table:table-cell>
          <table:table-cell office:value-type="date" office:date-value="2013-08-22T00:00:00" table:style-name="ce4">
            <text:p>8/22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7">
            <text:p>Nariyo</text:p>
          </table:table-cell>
          <table:table-cell office:value-type="string" table:style-name="ce7">
            <text:p>Nariyo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7">
            <text:p>Hilma</text:p>
          </table:table-cell>
          <table:table-cell office:value-type="string" table:style-name="ce1">
            <text:p>cimahi</text:p>
          </table:table-cell>
          <table:table-cell office:value-type="date" office:date-value="2013-08-23T00:00:00" table:style-name="ce4">
            <text:p>8/23/2013</text:p>
          </table:table-cell>
          <table:table-cell office:value-type="string" table:style-name="ce5">
            <text:p>ancol@ancol.com</text:p>
          </table:table-cell>
          <table:table-cell office:value-type="float" office:value="123456789" table:style-name="ce1">
            <text:p>123456789</text:p>
          </table:table-cell>
          <table:table-cell office:value-type="float" office:value="123456789" table:style-name="ce1">
            <text:p>123456789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ales</text:p>
          </table:table-cell>
          <table:table-cell office:value-type="string" table:style-name="ce7">
            <text:p>Hilma</text:p>
          </table:table-cell>
          <table:table-cell office:value-type="string" table:style-name="ce7">
            <text:p>Hilma</text:p>
          </table:table-cell>
          <table:table-cell office:value-type="date" office:date-value="2015-05-23T05:37:55" table:style-name="ce6">
            <text:p>5/23/2015 05:3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/>
      <number:text>/</number:text>
      <number:day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ilma</meta:initial-creator>
    <dc:creator>user</dc:creator>
    <meta:creation-date>2015-05-22T02:00:35Z</meta:creation-date>
    <dc:date>2015-05-23T15:23:26Z</dc:date>
  </office:meta>
</office:document-meta>
</file>